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hatch" draw:fill-hatch-name="Black_20_45_20_Degrees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2cm" svg:stroke-color="#000000" draw:marker-end="Arrow" draw:marker-end-width="0.6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1cm" svg:stroke-color="#000000" draw:marker-start="Arrow" draw:marker-start-width="0.3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fo:min-height="0.865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2cm" draw:marker-end-width="0.2cm" draw:fill="hatch" draw:fill-hatch-name="Black_20_0_20_Degrees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554cm" fo:min-width="0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fill="hatch" draw:fill-hatch-name="Black_20_0_20_Degrees" draw:fill-hatch-solid="fals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="hatch" draw:fill-hatch-name="Black_20_0_20_Degrees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fo:min-height="1.397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false" fo:min-height="0.73cm" fo:min-width="0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false" fo:min-height="0.664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4cm" svg:height="6.183cm" svg:x="15.569cm" svg:y="2.3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887cm" svg:height="1.226cm" svg:x="5.71cm" svg:y="4.87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54cm" svg:y1="5.905cm" svg:x2="12.532cm" svg:y2="5.905cm">
          <text:p/>
        </draw:line>
        <draw:line draw:style-name="gr4" draw:text-style-name="P1" draw:layer="layout" svg:x1="5.766cm" svg:y1="7.603cm" svg:x2="5.766cm" svg:y2="11.92cm">
          <text:p/>
        </draw:line>
        <draw:line draw:style-name="gr5" draw:text-style-name="P1" draw:layer="layout" svg:x1="3.704cm" svg:y1="11.446cm" svg:x2="17.63cm" svg:y2="11.446cm">
          <text:p/>
        </draw:line>
        <draw:line draw:style-name="gr6" draw:text-style-name="P1" draw:layer="layout" svg:x1="15.596cm" svg:y1="5.715cm" svg:x2="15.596cm" svg:y2="14.209cm">
          <text:p/>
        </draw:line>
        <draw:line draw:style-name="gr6" draw:text-style-name="P1" draw:layer="layout" svg:x1="11.92cm" svg:y1="5.737cm" svg:x2="11.92cm" svg:y2="14.231cm">
          <text:p/>
        </draw:line>
        <draw:line draw:style-name="gr3" draw:text-style-name="P1" draw:layer="layout" svg:x1="11.942cm" svg:y1="5.85cm" svg:x2="9.831cm" svg:y2="5.85cm">
          <text:p/>
        </draw:line>
        <draw:line draw:style-name="gr6" draw:text-style-name="P1" draw:layer="layout" svg:x1="8.378cm" svg:y1="5.699cm" svg:x2="8.378cm" svg:y2="14.193cm">
          <text:p/>
        </draw:line>
        <draw:line draw:style-name="gr3" draw:text-style-name="P1" draw:layer="layout" svg:x1="8.4cm" svg:y1="5.812cm" svg:x2="6.963cm" svg:y2="5.812cm">
          <text:p/>
        </draw:line>
        <draw:frame draw:style-name="gr7" draw:layer="layout" svg:width="1.58cm" svg:height="1.214cm" svg:x="7.102cm" svg:y="4.669cm">
          <draw:text-box>
            <text:p>Cx<text:span text:style-name="T1">1</text:span></text:p>
          </draw:text-box>
        </draw:frame>
        <draw:frame draw:style-name="gr7" draw:layer="layout" svg:width="1.58cm" svg:height="1.214cm" svg:x="10.602cm" svg:y="4.769cm">
          <draw:text-box>
            <text:p>Cx<text:span text:style-name="T1">2</text:span></text:p>
          </draw:text-box>
        </draw:frame>
        <draw:frame draw:style-name="gr7" draw:layer="layout" svg:width="1.41cm" svg:height="1.062cm" svg:x="13.602cm" svg:y="4.969cm">
          <draw:text-box>
            <text:p>C<text:span text:style-name="T2">L</text:span></text:p>
          </draw:text-box>
        </draw:frame>
        <draw:frame draw:style-name="gr7" draw:layer="layout" svg:width="1.025cm" svg:height="1.062cm" svg:x="17.881cm" svg:y="11.001cm">
          <draw:text-box>
            <text:p>X</text:p>
          </draw:text-box>
        </draw:frame>
        <draw:frame draw:style-name="gr7" draw:layer="layout" svg:width="0.953cm" svg:height="1.062cm" svg:x="14.874cm" svg:y="8.829cm">
          <draw:text-box>
            <text:p>L</text:p>
          </draw:text-box>
        </draw:frame>
        <draw:frame draw:style-name="gr8" draw:layer="layout" svg:width="2.225cm" svg:height="1.215cm" svg:x="14.707cm" svg:y="16.248cm">
          <draw:text-box>
            <text:p>x<text:span text:style-name="T1">i+1</text:span></text:p>
          </draw:text-box>
        </draw:frame>
        <draw:frame draw:style-name="gr8" draw:layer="layout" svg:width="1.123cm" svg:height="1.215cm" svg:x="4.962cm" svg:y="16.045cm">
          <draw:text-box>
            <text:p>x<text:span text:style-name="T1">i</text:span></text:p>
          </draw:text-box>
        </draw:frame>
        <draw:frame draw:style-name="gr7" draw:layer="layout" svg:width="1.093cm" svg:height="1.214cm" svg:x="4.456cm" svg:y="7.52cm">
          <draw:text-box>
            <text:p>F<text:span text:style-name="T1">t</text:span></text:p>
          </draw:text-box>
        </draw:frame>
        <draw:frame draw:style-name="gr7" draw:layer="layout" svg:width="1.555cm" svg:height="1.062cm" svg:x="6.016cm" svg:y="9.348cm">
          <draw:text-box>
            <text:p>C x</text:p>
          </draw:text-box>
        </draw:frame>
        <draw:custom-shape draw:style-name="gr2" draw:text-style-name="P1" draw:layer="layout" svg:width="9.887cm" svg:height="1.226cm" svg:x="5.469cm" svg:y="17.691cm">
          <text:p/>
          <draw:enhanced-geometry svg:viewBox="0 0 21600 21600" draw:type="rectangle" draw:enhanced-path="M 0 0 L 21600 0 21600 21600 0 21600 0 0 Z N"/>
        </draw:custom-shape>
        <draw:polygon draw:style-name="gr9" draw:text-style-name="P1" draw:layer="layout" svg:width="9.891cm" svg:height="2.65cm" draw:transform="rotate (-3.14159265358979) translate (15.36cm 22.315cm)" svg:viewBox="0 0 9892 2651" draw:points="9892,2651 9892,1381 0,0 0,2651">
          <text:p/>
        </draw:polygon>
        <draw:frame draw:style-name="gr8" draw:layer="layout" svg:width="1.699cm" svg:height="1.215cm" svg:x="3.726cm" svg:y="19.684cm">
          <draw:text-box>
            <text:p>Cx<text:span text:style-name="T1">i</text:span></text:p>
          </draw:text-box>
        </draw:frame>
        <draw:frame draw:style-name="gr8" draw:layer="layout" svg:width="2.225cm" svg:height="1.215cm" svg:x="15.436cm" svg:y="20.129cm">
          <draw:text-box>
            <text:p>C x<text:span text:style-name="T1">i+1</text:span></text:p>
          </draw:text-box>
        </draw:frame>
        <draw:polygon draw:style-name="gr9" draw:text-style-name="P1" draw:layer="layout" svg:width="9.303cm" svg:height="3.35cm" draw:transform="rotate (-3.14159265358979) translate (10.099cm 27.164cm)" svg:viewBox="0 0 9304 3351" draw:points="9304,3351 9304,1746 0,0 0,3351">
          <text:p/>
        </draw:polygon>
        <draw:frame draw:style-name="gr10" draw:layer="layout" svg:width="0.991cm" svg:height="1.062cm" svg:x="5.379cm" svg:y="24.563cm">
          <draw:text-box>
            <text:p>F</text:p>
          </draw:text-box>
        </draw:frame>
        <draw:frame draw:style-name="gr7" draw:layer="layout" svg:width="0.975cm" svg:height="1.062cm" svg:x="10.14cm" svg:y="24.848cm">
          <draw:text-box>
            <text:p>=</text:p>
          </draw:text-box>
        </draw:frame>
        <draw:custom-shape draw:style-name="gr11" draw:text-style-name="P1" draw:layer="layout" svg:width="9.327cm" svg:height="1.588cm" svg:x="11.256cm" svg:y="23.48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9.327cm" svg:height="1.434cm" svg:x="11.319cm" svg:y="26.369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frame draw:style-name="gr7" draw:layer="layout" svg:width="0.975cm" svg:height="1.062cm" svg:x="15.939cm" svg:y="25.046cm">
          <draw:text-box>
            <text:p>+</text:p>
          </draw:text-box>
        </draw:frame>
        <draw:frame draw:style-name="gr8" draw:layer="layout" svg:width="1.699cm" svg:height="1.215cm" svg:x="20.726cm" svg:y="23.168cm">
          <draw:text-box>
            <text:p>Cx<text:span text:style-name="T1">i</text:span></text:p>
          </draw:text-box>
        </draw:frame>
        <draw:frame draw:style-name="gr13" draw:layer="layout" svg:width="1.699cm" svg:height="1.747cm" svg:x="20.639cm" svg:y="26.586cm">
          <draw:text-box>
            <text:p>Cx<text:span text:style-name="T1">1</text:span></text:p>
          </draw:text-box>
        </draw:frame>
        <draw:frame draw:style-name="gr14" draw:layer="layout" svg:width="1.741cm" svg:height="1.214cm" svg:x="13.362cm" svg:y="23.637cm">
          <draw:text-box>
            <text:p>Fc<text:span text:style-name="T1">i</text:span></text:p>
          </draw:text-box>
        </draw:frame>
        <draw:frame draw:style-name="gr15" draw:layer="layout" svg:width="1.421cm" svg:height="1.214cm" svg:x="15.093cm" svg:y="27.209cm">
          <draw:text-box>
            <text:p>Ft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ano Forti</meta:initial-creator>
    <meta:creation-date>2014-08-07T11:48:05.458098797</meta:creation-date>
    <dc:date>2014-08-07T14:59:11.240442348</dc:date>
    <dc:creator>Mariano Forti</dc:creator>
    <meta:editing-duration>PT3H55S</meta:editing-duration>
    <meta:editing-cycles>6</meta:editing-cycles>
    <meta:generator>LibreOffice/4.2.6.2$Linux_X86_64 LibreOffice_project/420m0$Build-2</meta:generator>
    <meta:document-statistic meta:object-count="33"/>
  </office:meta>
</office:document-meta>
</file>